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-color="#00ff00" draw:textarea-horizontal-align="justify" draw:textarea-vertical-align="middle" draw:auto-grow-height="false" fo:min-height="0.739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739cm" fo:min-width="0.48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text-underline-style="none" fo:font-weight="bold"/>
    </style:style>
    <style:style style:name="P3" style:family="paragraph">
      <loext:graphic-properties draw:fill-color="#00ff00"/>
      <style:paragraph-properties fo:text-align="center"/>
      <style:text-properties fo:font-size="24pt" style:text-underline-style="none" fo:font-weight="bold"/>
    </style:style>
    <style:style style:name="P4" style:family="paragraph">
      <loext:graphic-properties draw:fill-color="#ff0000"/>
      <style:paragraph-properties fo:text-align="center"/>
      <style:text-properties fo:font-size="24pt" style:text-underline-style="none" fo:font-weight="bold"/>
    </style:style>
    <style:style style:name="P5" style:family="paragraph">
      <loext:graphic-properties draw:fill="none"/>
      <style:paragraph-properties fo:text-align="center"/>
      <style:text-properties fo:font-size="24pt" style:text-underline-style="none" fo:font-weight="bold"/>
    </style:style>
    <style:style style:name="T1" style:family="text">
      <style:text-properties fo:font-size="24pt" style:text-underline-style="none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1.397cm" svg:x="3.862cm" svg:y="7.763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97cm" svg:height="1.397cm" svg:x="9.323cm" svg:y="4.81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97cm" svg:height="1.397cm" svg:x="3.862cm" svg:y="7.763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397cm" svg:height="1.397cm" svg:x="3.862cm" svg:y="7.763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97cm" svg:height="1.397cm" svg:x="9.323cm" svg:y="10.271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397cm" svg:height="1.397cm" svg:x="9.323cm" svg:y="7.76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397cm" svg:height="1.397cm" svg:x="15.165cm" svg:y="7.763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4.561cm" svg:y1="7.763cm" svg:x2="9.323cm" svg:y2="5.509cm" draw:start-shape="id1" draw:start-glue-point="4" draw:end-shape="id2" draw:end-glue-point="6" svg:d="M4561 7763c0-1503 1587-2254 4762-2254" svg:viewBox="0 0 4763 2255">
          <text:p text:style-name="P1"><text:span text:style-name="T1">d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4.561cm" svg:y1="9.16cm" svg:x2="9.323cm" svg:y2="10.97cm" draw:start-shape="id1" draw:start-glue-point="8" draw:end-shape="id3" draw:end-glue-point="6" svg:d="M4561 9160c0 1207 1587 1810 4762 1810" svg:viewBox="0 0 4763 1811">
          <text:p text:style-name="P1"><text:span text:style-name="T1"/></text:p>
          <text:p text:style-name="P1"><text:span text:style-name="T1"/></text:p>
          <text:p text:style-name="P1"><text:span text:style-name="T1">.</text:span></text:p>
        </draw:connector>
        <draw:connector draw:style-name="gr4" draw:text-style-name="P5" draw:layer="layout" draw:type="curve" svg:x1="10.022cm" svg:y1="7.763cm" svg:x2="10.022cm" svg:y2="6.207cm" draw:start-shape="id4" draw:start-glue-point="4" draw:end-shape="id2" draw:end-glue-point="8" svg:d="M10022 7763v-1556" svg:viewBox="0 0 1 1557">
          <text:p text:style-name="P1"><text:span text:style-name="T1"><text:s text:c="3"/></text:span><text:span text:style-name="T1">d</text:span></text:p>
        </draw:connector>
        <draw:connector draw:style-name="gr4" draw:text-style-name="P5" draw:layer="layout" draw:type="curve" svg:x1="10.022cm" svg:y1="9.16cm" svg:x2="10.022cm" svg:y2="10.271cm" draw:start-shape="id4" draw:start-glue-point="8" draw:end-shape="id3" draw:end-glue-point="4" svg:d="M10022 9160v1111" svg:viewBox="0 0 1 1112">
          <text:p text:style-name="P1"><text:span text:style-name="T1"><text:s text:c="2"/></text:span><text:span text:style-name="T1">.</text:span></text:p>
        </draw:connector>
        <draw:connector draw:style-name="gr4" draw:text-style-name="P5" draw:layer="layout" draw:type="curve" svg:x1="10.72cm" svg:y1="5.509cm" svg:x2="15.864cm" svg:y2="7.763cm" draw:start-shape="id2" draw:start-glue-point="10" draw:end-shape="id5" draw:end-glue-point="4" svg:d="M10720 5509c3430 0 5144 751 5144 2254" svg:viewBox="0 0 5145 2255">
          <text:p text:style-name="P1"><text:span text:style-name="T1">.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10.72cm" svg:y1="10.97cm" svg:x2="15.864cm" svg:y2="9.16cm" draw:start-shape="id3" draw:start-glue-point="10" draw:end-shape="id5" draw:end-glue-point="8" svg:d="M10720 10970c3430 0 5144-603 5144-1810" svg:viewBox="0 0 5145 1811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</text:span></text:p>
        </draw:connector>
        <draw:connector draw:style-name="gr4" draw:text-style-name="P5" draw:layer="layout" draw:type="curve" svg:x1="5.055cm" svg:y1="7.967cm" svg:x2="9.527cm" svg:y2="7.967cm" draw:start-shape="id1" draw:start-glue-point="11" draw:end-shape="id4" draw:end-glue-point="5" svg:d="M5055 7967h4472" svg:viewBox="0 0 4473 1">
          <text:p text:style-name="P1"><text:span text:style-name="T1">+</text:span></text:p>
          <text:p text:style-name="P1"><text:span text:style-name="T1"/></text:p>
        </draw:connector>
        <draw:connector draw:style-name="gr4" draw:text-style-name="P5" draw:layer="layout" draw:type="curve" svg:x1="5.055cm" svg:y1="8.956cm" svg:x2="9.527cm" svg:y2="8.956cm" draw:start-shape="id1" draw:start-glue-point="9" draw:end-shape="id4" draw:end-glue-point="7" svg:d="M5055 8956h4472" svg:viewBox="0 0 4473 1">
          <text:p text:style-name="P1"><text:span text:style-name="T1">-</text:span></text:p>
          <text:p text:style-name="P1"><text:span text:style-name="T1"/></text:p>
        </draw:connector>
        <draw:connector draw:style-name="gr4" draw:text-style-name="P5" draw:layer="layout" draw:type="curve" svg:x1="10.022cm" svg:y1="4.81cm" svg:x2="10.516cm" svg:y2="5.014cm" draw:start-shape="id2" draw:start-glue-point="4" draw:end-shape="id2" draw:end-glue-point="11" svg:d="M10022 4810c0-753 494-855 494 204" svg:viewBox="0 0 495 783">
          <text:p text:style-name="P1"><text:span text:style-name="T1">d</text:span></text:p>
          <text:p text:style-name="P1"><text:span text:style-name="T1"/></text:p>
          <text:p text:style-name="P1"><text:span text:style-name="T1"/></text:p>
        </draw:connector>
        <draw:connector draw:style-name="gr4" draw:text-style-name="P5" draw:layer="layout" draw:type="curve" svg:x1="16.358cm" svg:y1="7.967cm" svg:x2="16.562cm" svg:y2="8.462cm" draw:start-shape="id5" draw:start-glue-point="11" draw:end-shape="id5" draw:end-glue-point="10" svg:d="M16358 7967c1057 0 955 495 204 495" svg:viewBox="0 0 782 496">
          <text:p text:style-name="P1"><text:span text:style-name="T1"><text:s text:c="7"/></text:span><text:span text:style-name="T1">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5:59:13.601362732</meta:creation-date>
    <dc:date>2017-10-10T17:01:25.628306958</dc:date>
    <meta:editing-duration>PT10M36S</meta:editing-duration>
    <meta:editing-cycles>3</meta:editing-cycles>
    <meta:generator>LibreOffice/5.3.1.2$Linux_X86_64 LibreOffice_project/30m0$Build-2</meta:generator>
    <meta:document-statistic meta:object-count="17"/>
  </office:meta>
</office:document-meta>
</file>